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31cm" svg:y="0.629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6.025cm" svg:y="0.629cm">
          <text:p text:style-name="P1"><text:span text:style-name="T1">Data Stream Task</text:span></text:p>
          <text:p text:style-name="P1"><text:span text:style-name="T1">(DST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97cm" svg:height="0.725cm" svg:x="11.891cm" svg:y="1.569cm">
          <draw:text-box>
            <text:p><text:span text:style-name="T2">Result</text:span></text:p>
          </draw:text-box>
        </draw:frame>
        <draw:line draw:style-name="gr3" draw:text-style-name="P4" draw:layer="layout" svg:x1="4.12cm" svg:y1="1.899cm" svg:x2="6.025cm" svg:y2="1.899cm">
          <text:p/>
        </draw:line>
        <draw:line draw:style-name="gr3" draw:text-style-name="P4" draw:layer="layout" svg:x1="9.835cm" svg:y1="1.899cm" svg:x2="11.74cm" svg:y2="1.8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Hahsler</meta:initial-creator>
    <meta:creation-date>2011-07-22T14:15:03</meta:creation-date>
    <dc:date>2011-07-26T10:32:30</dc:date>
    <dc:creator>Michael Hahsler</dc:creator>
    <meta:editing-duration>PT29M59S</meta:editing-duration>
    <meta:editing-cycles>4</meta:editing-cycles>
    <meta:generator>LibreOffice/3.3$Linux LibreOffice_project/330m19$Build-202</meta:generator>
    <meta:document-statistic meta:object-count="5"/>
  </office:meta>
</office:document-meta>
</file>